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float" office:value="6993558" calcext:value-type="float">
            <text:p>6993558</text:p>
          </table:table-cell>
          <table:table-cell office:value-type="float" office:value="6843993" calcext:value-type="float">
            <text:p>6843993</text:p>
          </table:table-cell>
          <table:table-cell office:value-type="float" office:value="6672856" calcext:value-type="float">
            <text:p>6672856</text:p>
          </table:table-cell>
          <table:table-cell table:number-columns-repeated="9"/>
        </table:table-row>
        <table:table-row table:style-name="ro1">
          <table:table-cell office:value-type="float" office:value="7006409" calcext:value-type="float">
            <text:p>7006409</text:p>
          </table:table-cell>
          <table:table-cell office:value-type="float" office:value="6855338" calcext:value-type="float">
            <text:p>6855338</text:p>
          </table:table-cell>
          <table:table-cell office:value-type="float" office:value="6684585" calcext:value-type="float">
            <text:p>668458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1:50:43.525765451</meta:creation-date>
    <dc:date>2023-06-12T13:58:08.664923828</dc:date>
    <meta:editing-duration>PT1H59M49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